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70000012B8A68D34A.jpg" manifest:media-type="image/jpeg"/>
  <manifest:file-entry manifest:full-path="Pictures/10000000000001210000012DCF9D7BB6.jpg" manifest:media-type="image/jpeg"/>
  <manifest:file-entry manifest:full-path="Pictures/10000000000000D2000000F0C26C8A6F.jpg" manifest:media-type="image/jpeg"/>
  <manifest:file-entry manifest:full-path="Pictures/10000001000004630000031A5AC7C16E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10000017C0000009DA493F3D7.png" manifest:media-type="image/png"/>
  <manifest:file-entry manifest:full-path="Pictures/100000000000051800000631A6C095EE.jpg" manifest:media-type="image/jpeg"/>
  <manifest:file-entry manifest:full-path="Pictures/TablePreview3.svm" manifest:media-type=""/>
  <manifest:file-entry manifest:full-path="Pictures/1000000000000325000000500CC168EC.png" manifest:media-type="image/png"/>
  <manifest:file-entry manifest:full-path="Pictures/1000000000000163000001E7D2E2503C.jpg" manifest:media-type="image/jpeg"/>
  <manifest:file-entry manifest:full-path="Pictures/10000000000000830000003C440A7ABC.png" manifest:media-type="image/png"/>
  <manifest:file-entry manifest:full-path="Pictures/10000001000000CF0000004EA7A3B14A.png" manifest:media-type="image/png"/>
  <manifest:file-entry manifest:full-path="Pictures/1000000000000370000004603F027B30.jpg" manifest:media-type="image/jpeg"/>
  <manifest:file-entry manifest:full-path="Pictures/10000000000004B000000383C1CE328F.jpg" manifest:media-type="image/jpeg"/>
  <manifest:file-entry manifest:full-path="Pictures/TablePreview5.svm" manifest:media-type=""/>
  <manifest:file-entry manifest:full-path="Pictures/100000010000024E000002EE87733C50.png" manifest:media-type="image/png"/>
  <manifest:file-entry manifest:full-path="Pictures/TablePreview6.svm" manifest:media-type=""/>
  <manifest:file-entry manifest:full-path="Pictures/TablePreview4.svm" manifest:media-type=""/>
  <manifest:file-entry manifest:full-path="Pictures/1000000000000149000001890D128B86.jpg" manifest:media-type="image/jpeg"/>
  <manifest:file-entry manifest:full-path="Pictures/100000000000019E000001C9707FC083.jpg" manifest:media-type="image/jpeg"/>
  <manifest:file-entry manifest:full-path="Pictures/1000000000000295000001E440429426.jpg" manifest:media-type="image/jpeg"/>
  <manifest:file-entry manifest:full-path="Pictures/TablePreview12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7.svm" manifest:media-type=""/>
  <manifest:file-entry manifest:full-path="Pictures/TablePreview10.svm" manifest:media-type=""/>
  <manifest:file-entry manifest:full-path="Pictures/1000000000000113000000FF6996A831.jpg" manifest:media-type="image/jpeg"/>
  <manifest:file-entry manifest:full-path="Pictures/10000001000001F5000001D88128661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12cm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color="#3465a4" draw:fill="none" fo:min-height="0.92cm" loext:decorative="false"/>
      <style:paragraph-properties style:writing-mode="lr-tb"/>
    </style:style>
    <style:style style:name="gr5" style:family="graphic" style:parent-style-name="standard" style:list-style-name="L3">
      <style:graphic-properties fo:min-height="3.357cm" loext:decorative="false"/>
      <style:paragraph-properties style:writing-mode="lr-tb"/>
    </style:style>
    <style:style style:name="gr6" style:family="graphic" style:parent-style-name="standard" style:list-style-name="L3">
      <style:graphic-properties fo:min-height="3.357cm" loext:decorative="false"/>
      <style:paragraph-properties style:writing-mode="lr-tb"/>
    </style:style>
    <style:style style:name="gr7" style:family="graphic" style:parent-style-name="standard" style:list-style-name="L3">
      <style:graphic-properties fo:min-height="3.35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61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5" style:family="graphic" style:parent-style-name="standard">
      <style:graphic-properties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305cm" loext:decorative="false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co1" style:family="table-column">
      <style:table-column-properties style:column-width="9.524cm" style:use-optimal-column-width="false"/>
    </style:style>
    <style:style style:name="co2" style:family="table-column">
      <style:table-column-properties style:column-width="16.475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loext:graphic-properties draw:textarea-horizontal-align="left"/>
      <style:paragraph-properties fo:border="0.03pt fine-dashed #355269"/>
      <style:text-properties fo:font-size="18pt" style:font-size-asian="18pt" style:font-size-complex="18pt"/>
    </style:style>
    <style:style style:name="ce2" style:family="table-cell">
      <style:paragraph-properties fo:border-left="none" fo:border-right="0.28pt fine-dashed #355269" fo:border-top="0.28pt fine-dashed #355269" fo:border-bottom="0.28pt fine-dashed #355269"/>
    </style:style>
    <style:style style:name="ce3" style:family="table-cell">
      <style:paragraph-properties fo:border-left="none" fo:border-right="0.28pt fine-dashed #355269" fo:border-top="0.28pt fine-dashed #355269" fo:border-bottom="0.28pt fine-dashed #355269"/>
      <style:text-properties fo:font-size="16pt" style:font-size-asian="16pt" style:font-size-complex="16pt"/>
    </style:style>
    <style:style style:name="P1" style:family="paragraph">
      <loext:graphic-properties draw:fill="solid" draw:fill-color="#007d9c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style:font-name="Liberation Sans2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/>
      <style:text-properties fo:color="#ffffff" loext:opacity="100%" style:font-name="Liberation Sans2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2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text-properties fo:language="ru" fo:country="RU"/>
    </style:style>
    <style:style style:name="P12" style:family="paragraph">
      <loext:graphic-properties draw:fill="none" draw:fill-color="#ffffff"/>
      <style:text-properties style:font-name="Liberation Sans2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style:paragraph-properties fo:margin-left="0cm" fo:margin-right="0cm" fo:margin-top="0cm" fo:margin-bottom="0cm" fo:line-height="100%" fo:text-align="justify" fo:text-indent="0cm"/>
      <style:text-properties fo:hyphenate="false" loext:hyphenation-no-caps="false" loext:hyphenation-no-last-word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16pt" fo:language="ru" fo:country="RU" style:font-size-asian="16pt" style:font-size-complex="16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  <style:text-properties fo:font-size="20pt" fo:language="ru" fo:country="RU"/>
    </style:style>
    <style:style style:name="P18" style:family="paragraph">
      <loext:graphic-properties draw:fill="none" draw:fill-color="#ffffff"/>
      <style:text-properties style:font-name="Liberation Sans2" fo:font-size="24pt" fo:language="ru" fo:country="RU" fo:text-shadow="none" style:font-size-asian="24pt" style:font-size-complex="24pt"/>
    </style:style>
    <style:style style:name="P19" style:family="paragraph">
      <style:paragraph-properties fo:text-align="start"/>
      <style:text-properties fo:font-size="18pt" style:font-size-asian="18pt" style:font-size-complex="18pt"/>
    </style:style>
    <style:style style:name="P20" style:family="paragraph">
      <style:paragraph-properties fo:text-align="justify"/>
      <style:text-properties fo:hyphenate="false" loext:hyphenation-no-caps="false" loext:hyphenation-no-last-word="false"/>
    </style:style>
    <style:style style:name="P21" style:family="paragraph"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 fo:hyphenate="false" loext:hyphenation-no-caps="false" loext:hyphenation-no-last-word="false"/>
    </style:style>
    <style:style style:name="P22" style:family="paragraph">
      <style:paragraph-properties fo:text-align="justify"/>
      <style:text-properties fo:font-size="16pt" style:font-size-asian="16pt" style:font-size-complex="16pt" fo:hyphenate="false" loext:hyphenation-no-caps="false" loext:hyphenation-no-last-word="fals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weight="bold" style:font-weight-asian="bold" style:font-weight-complex="bold" fo:hyphenate="false" loext:hyphenation-no-caps="false" loext:hyphenation-no-last-word="false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2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2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007d9c" loext:opacity="100%" style:font-name="Liberation Sans" fo:font-size="16pt" fo:language="ru" fo:country="RU" fo:font-weight="normal" style:font-name-asian="Liberation Sans" style:font-size-asian="16pt" style:font-weight-asian="normal" style:font-name-complex="Liberation Sans" style:font-size-complex="16pt" style:font-weight-complex="normal"/>
    </style:style>
    <style:style style:name="T9" style:family="text">
      <style:text-properties fo:color="#007d9c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10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name-asian="Liberation Sans" style:font-size-asian="16pt" style:font-style-asian="normal" style:font-weight-asian="normal" style:font-name-complex="Liberation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7d9c" loext:opacity="100%" style:text-outline="false" style:text-line-through-style="none" style:text-line-through-type="none" fo:font-size="20pt" fo:language="ru" fo:country="RU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Liberation Sans" style:font-size-asian="16pt" style:font-style-asian="normal" style:font-weight-asian="normal" style:font-name-complex="Liberation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Liberation Sans" style:font-size-asian="16pt" style:font-style-asian="normal" style:font-weight-asian="bold" style:font-name-complex="Liberation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ffffff" loext:opacity="100%" style:text-outline="false" style:font-name="Liberation Sans2" fo:font-size="28pt" fo:language="ru" fo:country="RU" fo:font-style="italic" fo:text-shadow="none" style:font-size-asian="28pt" style:font-style-asian="italic" style:font-size-complex="28pt" style:font-style-complex="italic"/>
    </style:style>
    <style:style style:name="T19" style:family="text">
      <style:text-properties fo:font-variant="normal" fo:text-transform="none" fo:color="#007d9c" loext:opacity="100%" style:text-outline="false" style:text-line-through-style="none" style:text-line-through-type="none" fo:font-size="16pt" fo:language="ru" fo:country="RU" fo:font-style="italic" fo:text-shadow="none" style:text-underline-style="none" fo:font-weight="normal" style:letter-kerning="true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7d9c" loext:opacity="100%" style:text-outline="false" style:text-line-through-style="none" style:text-line-through-type="none" fo:font-size="16pt" fo:language="ru" fo:country="RU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7d9c" loext:opacity="100%" style:text-outline="false" style:text-line-through-style="none" style:text-line-through-type="none" fo:font-size="18pt" fo:language="ru" fo:country="RU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7d9c" loext:opacity="100%" style:text-outline="false" style:text-line-through-style="solid" style:text-line-through-type="singl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7A3B14A.png" xlink:type="simple" xlink:show="embed" xlink:actuate="onLoad" draw:mime-type="image/png">
            <text:p/>
          </draw:image>
        </draw:frame>
        <draw:frame draw:style-name="gr3" draw:text-style-name="P5" draw:layer="layout" svg:width="16.5cm" svg:height="1.862cm" svg:x="6.5cm" svg:y="7.638cm">
          <draw:text-box>
            <text:p text:style-name="P2"><text:span text:style-name="T3">Язык и технология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граммная система — состоит из:</text:span></text:p>
          </draw:text-box>
        </draw:frame>
        <draw:frame draw:style-name="gr11" draw:text-style-name="P15" draw:layer="layout" svg:width="26.8cm" svg:height="13.1cm" svg:x="0.6cm" svg:y="2.1cm">
          <draw:text-box>
            <text:p text:style-name="P13"><text:span text:style-name="T8">—</text:span><text:span text:style-name="T9"> программный код (версии)</text:span></text:p>
            <text:p text:style-name="P14"><text:span text:style-name="T10"><text:tab/></text:span><text:span text:style-name="T11">—</text:span><text:span text:style-name="T10"> </text:span><text:span text:style-name="T8">—</text:span><text:span text:style-name="T9"> исходные файлы в каталогах</text:span></text:p>
            <text:p text:style-name="P14"><text:span text:style-name="T10"><text:tab/></text:span><text:span text:style-name="T11">—</text:span><text:span text:style-name="T10"> </text:span><text:span text:style-name="T8">—</text:span><text:span text:style-name="T9"> внешние библиотеки</text:span></text:p>
            <text:p text:style-name="P14"><text:span text:style-name="T8">—</text:span><text:span text:style-name="T9"> разработчики </text:span></text:p>
            <text:p text:style-name="P14"><text:span text:style-name="T10"><text:tab/></text:span><text:span text:style-name="T11">—</text:span><text:span text:style-name="T10"> </text:span><text:span text:style-name="T11">—</text:span><text:span text:style-name="T10"> разной квалификации</text:span></text:p>
            <text:p text:style-name="P14"><text:span text:style-name="T10"><text:tab/></text:span><text:span text:style-name="T11">—</text:span><text:span text:style-name="T10"> </text:span><text:span text:style-name="T11">—</text:span><text:span text:style-name="T10"> модифицируют разные части системы</text:span></text:p>
            <text:p text:style-name="P14"><text:span text:style-name="T11">—</text:span><text:span text:style-name="T10"> средства разработки + процесс</text:span></text:p>
            <text:p text:style-name="P14"><text:span text:style-name="T10"><text:tab/></text:span><text:span text:style-name="T11">—</text:span><text:span text:style-name="T10"> </text:span><text:span text:style-name="T11">—</text:span><text:span text:style-name="T10"> инструментарий</text:span></text:p>
            <text:p text:style-name="P14"><text:span text:style-name="T10"><text:tab/></text:span><text:span text:style-name="T11">—</text:span><text:span text:style-name="T10"> </text:span><text:span text:style-name="T11">—</text:span><text:span text:style-name="T10"> тех. процесс (этапы)</text:span></text:p>
            <text:p text:style-name="P14"><text:span text:style-name="T10"><text:tab/></text:span><text:span text:style-name="T11">—</text:span><text:span text:style-name="T10"> </text:span><text:span text:style-name="T11">—</text:span><text:span text:style-name="T10"> документация</text:span></text:p>
            <text:p text:style-name="P14"><text:span text:style-name="T11">—</text:span><text:span text:style-name="T10"> сервер</text:span></text:p>
            <text:p text:style-name="P14"><text:span text:style-name="T10"><text:tab/></text:span><text:span text:style-name="T11">—</text:span><text:span text:style-name="T10"> </text:span><text:span text:style-name="T11">—</text:span><text:span text:style-name="T10"> железо: </text:span><text:span text:style-name="T11">компьютеры</text:span><text:span text:style-name="T10"> (ЦП, память, диски, …) и </text:span><text:span text:style-name="T11">коммуникационные средства</text:span></text:p>
            <text:p text:style-name="P14"><text:span text:style-name="T10"><text:tab/></text:span><text:span text:style-name="T11">—</text:span><text:span text:style-name="T10"> </text:span><text:span text:style-name="T11">—</text:span><text:span text:style-name="T10"> системное ПО</text:span></text:p>
            <text:p text:style-name="P14"><text:span text:style-name="T11">—</text:span><text:span text:style-name="T10"> работающая система</text:span></text:p>
            <text:p text:style-name="P14"><text:span text:style-name="T10"><text:tab/></text:span><text:span text:style-name="T11">—</text:span><text:span text:style-name="T10"> </text:span><text:span text:style-name="T11">—</text:span><text:span text:style-name="T10"> исполняемые файлы и библиотеки</text:span></text:p>
            <text:p text:style-name="P14"><text:span text:style-name="T10"><text:tab/></text:span><text:span text:style-name="T11">—</text:span><text:span text:style-name="T10"> </text:span><text:span text:style-name="T11">—</text:span><text:span text:style-name="T10"> конфигурации, шаблоны (~неизменяемые)</text:span></text:p>
            <text:p text:style-name="P14"><text:span text:style-name="T10"><text:tab/></text:span><text:span text:style-name="T11">—</text:span><text:span text:style-name="T10"> </text:span><text:span text:style-name="T11">—</text:span><text:span text:style-name="T10"> данные (изменяемые), в т. ч. мониторинга</text:span></text:p>
            <text:p text:style-name="P14"><text:span text:style-name="T11">—</text:span><text:span text:style-name="T10"> пользователи</text:span></text:p>
            <text:p text:style-name="P14"><text:span text:style-name="T10"><text:tab/></text:span><text:span text:style-name="T11">—</text:span><text:span text:style-name="T10"> </text:span><text:span text:style-name="T11">—</text:span><text:span text:style-name="T10"> клиентское ПО, устройства</text:span></text:p>
            <text:p text:style-name="P14"><text:span text:style-name="T10"><text:tab/></text:span><text:span text:style-name="T11">—</text:span><text:span text:style-name="T10"> </text:span><text:span text:style-name="T11">—</text:span><text:span text:style-name="T10"> люди и данные</text:span></text:p>
          </draw:text-box>
        </draw:frame>
        <draw:frame draw:style-name="gr2" draw:text-style-name="P16" draw:layer="layout" svg:width="4.37cm" svg:height="6cm" svg:x="23.46cm" svg:y="9.6cm">
          <draw:image xlink:href="Pictures/1000000000000163000001E7D2E2503C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Большое ПО</text:span></text:p>
          </draw:text-box>
        </draw:frame>
        <draw:frame draw:style-name="gr12" draw:text-style-name="P15" draw:layer="layout" svg:width="26.8cm" svg:height="13.111cm" svg:x="0.6cm" svg:y="2.1cm">
          <draw:text-box>
            <text:p text:style-name="P13"><text:span text:style-name="T12">Значимая часть современного ПО выполняется на серверах. И почти всегда оно большое, очень большое. Причём в разных измерениях:</text:span></text:p>
            <text:p text:style-name="P13"><text:span text:style-name="T11"><text:tab/></text:span><text:span text:style-name="T11">—</text:span><text:span text:style-name="T13"> состоит из большого количества </text:span><text:span text:style-name="T14">исходных текстов</text:span><text:span text:style-name="T13">;</text:span></text:p>
            <text:p text:style-name="P14"><text:span text:style-name="T11"><text:tab/></text:span><text:span text:style-name="T11"><text:tab/></text:span><text:span text:style-name="T11">—</text:span><text:span text:style-name="T10"> которые расположены во множестве </text:span><text:span text:style-name="T15">файлов и каталогов</text:span><text:span text:style-name="T10">;</text:span></text:p>
            <text:p text:style-name="P14"><text:span text:style-name="T10"><text:tab/></text:span><text:span text:style-name="T10"><text:tab/></text:span><text:span text:style-name="T11">—</text:span><text:span text:style-name="T10"> и должны изменяться параллельно;</text:span></text:p>
            <text:p text:style-name="P13"><text:span text:style-name="T10"><text:tab/></text:span><text:span text:style-name="T11">—</text:span><text:span text:style-name="T13"> использует много </text:span><text:span text:style-name="T14">стороннего ПО</text:span><text:span text:style-name="T13">;</text:span></text:p>
            <text:p text:style-name="P14"><text:span text:style-name="T11"><text:tab/></text:span><text:span text:style-name="T11"><text:tab/></text:span><text:span text:style-name="T11">—</text:span><text:span text:style-name="T10"> которое часто обновляется;</text:span></text:p>
            <text:p text:style-name="P13"><text:span text:style-name="T11"><text:tab/></text:span><text:span text:style-name="T11">—</text:span><text:span text:style-name="T10"> создаётся </text:span><text:span text:style-name="T15">большой командой</text:span><text:span text:style-name="T10"> разработчиков,</text:span></text:p>
            <text:p text:style-name="P14"><text:span text:style-name="T11"><text:tab/></text:span><text:span text:style-name="T11"> <text:s text:c="4"/>—</text:span><text:span text:style-name="T10"> состав которой время от времени меняется,</text:span></text:p>
            <text:p text:style-name="P14"><text:span text:style-name="T11"><text:tab/></text:span><text:span text:style-name="T11">—</text:span><text:span text:style-name="T10"> обладает </text:span><text:span text:style-name="T15">широкой функциональностью</text:span><text:span text:style-name="T10">;</text:span></text:p>
            <text:p text:style-name="P14"><text:span text:style-name="T11"><text:tab/></text:span><text:span text:style-name="T11"><text:tab/></text:span><text:span text:style-name="T11">—</text:span><text:span text:style-name="T10"> которая должно постоянно эволюционировать;</text:span></text:p>
            <text:p text:style-name="P14"><text:span text:style-name="T11"><text:tab/></text:span><text:span text:style-name="T11"><text:tab/></text:span><text:span text:style-name="T11">—</text:span><text:span text:style-name="T10"> поскольку меняются требования;</text:span></text:p>
            <text:p text:style-name="P14"><text:span text:style-name="T11"><text:tab/></text:span><text:span text:style-name="T11"><text:tab/></text:span><text:span text:style-name="T11">—</text:span><text:span text:style-name="T10"> и новые возможности должны встраиваться в существующую систему;</text:span></text:p>
            <text:p text:style-name="P14"><text:span text:style-name="T11"><text:tab/></text:span><text:span text:style-name="T11">—</text:span><text:span text:style-name="T16"> представлено в </text:span><text:span text:style-name="T17">нескольких версиях и вариантах</text:span><text:span text:style-name="T16"> (prod, test, dev);</text:span></text:p>
            <text:p text:style-name="P14"><text:span text:style-name="T11"/></text:p>
            <text:p text:style-name="P14"><text:span text:style-name="T11"><text:tab/></text:span><text:span text:style-name="T11">— </text:span><text:span text:style-name="T16">используется </text:span><text:span text:style-name="T17">длительное время</text:span><text:span text:style-name="T16">;</text:span></text:p>
            <text:p text:style-name="P14"><text:span text:style-name="T11"><text:tab/></text:span><text:span text:style-name="T11">—</text:span><text:span text:style-name="T10"> выполняется </text:span><text:span text:style-name="T15">на многих ЦП, сетевых узлах</text:span><text:span text:style-name="T10">;</text:span></text:p>
            <text:p text:style-name="P14"><text:span text:style-name="T11"><text:tab/></text:span><text:span text:style-name="T11">—</text:span><text:span text:style-name="T10"> к нему обращается </text:span><text:span text:style-name="T15">возрастающее количество клиентов</text:span><text:span text:style-name="T10">;</text:span></text:p>
            <text:p text:style-name="P14"><text:span text:style-name="T11"><text:tab/></text:span><text:span text:style-name="T11"><text:tab/></text:span><text:span text:style-name="T11">—</text:span><text:span text:style-name="T10"> часто с разных устройств (с разной аппаратной архитектурой);</text:span></text:p>
            <text:p text:style-name="P14"><text:span text:style-name="T11"><text:tab/></text:span><text:span text:style-name="T11"><text:tab/></text:span><text:span text:style-name="T11">—</text:span><text:span text:style-name="T10"> из под разных ОС;</text:span></text:p>
          </draw:text-box>
        </draw:frame>
        <draw:frame draw:style-name="gr13" draw:text-style-name="P2" draw:layer="layout" svg:width="4.94cm" svg:height="6cm" svg:x="23cm" svg:y="9.6cm">
          <draw:image xlink:href="Pictures/100000000000051800000631A6C095EE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18">Разработка больших программ</text:span></text:p>
          </draw:text-box>
        </draw:frame>
        <draw:frame draw:style-name="gr2" draw:text-style-name="P16" draw:layer="layout" svg:width="19.09cm" svg:height="13.5cm" svg:x="4.447cm" svg:y="2.042cm">
          <draw:image xlink:href="Pictures/10000001000004630000031A5AC7C16E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Язык программирования</text:span></text:p>
          </draw:text-box>
        </draw:frame>
        <draw:frame draw:style-name="gr14" draw:text-style-name="P15" draw:layer="layout" svg:width="11.4cm" svg:height="13.1cm" svg:x="0.6cm" svg:y="2.1cm">
          <draw:text-box>
            <text:p text:style-name="P13"><text:span text:style-name="T19"/></text:p>
            <text:p text:style-name="P13"><text:span text:style-name="T19">Ещё в 1970-х годах Никлаус Вирт сформулировал принцип:</text:span></text:p>
            <text:p text:style-name="P13"><text:span text:style-name="T19"/></text:p>
            <text:p text:style-name="P13"><text:span text:style-name="T20">мощь языка программирования достигается не обилием функций, а минимальным набором <text:s/>хорошо сочетаемых элементов, которые могут произвольно комбинироваться.</text:span></text:p>
            <text:p text:style-name="P13"><text:span text:style-name="T20"/></text:p>
          </draw:text-box>
        </draw:frame>
        <draw:frame draw:style-name="gr2" draw:text-style-name="P16" draw:layer="layout" svg:width="14.69cm" svg:height="11cm" svg:x="12.38cm" svg:y="3.9cm">
          <draw:image xlink:href="Pictures/10000000000004B000000383C1CE328F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5" draw:layer="layout" svg:width="25.998cm" svg:height="10.859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1">Люди совершают ошибки.</text:span></text:p>
              </table:table-cell>
              <table:table-cell table:style-name="ce2">
                <text:p text:style-name="P14"><text:span text:style-name="T11"/></text:p>
                <text:p text:style-name="P14"><text:span text:style-name="T11">—</text:span><text:span text:style-name="T10"> все переменные имеют «нулевое» начальное значение, нет неинициализированных переменных;</text:span></text:p>
                <text:p text:style-name="P14"><text:span text:style-name="T11"/></text:p>
                <text:p text:style-name="P14"><text:span text:style-name="T11">—</text:span><text:span text:style-name="T10"> структуры языка простые и понятные, взаимно независимы в применении (ортогональны);</text:span></text:p>
                <text:p text:style-name="P20"><text:span text:style-name="T10"/></text:p>
                <text:p text:style-name="P14"><text:span text:style-name="T11">—</text:span><text:span text:style-name="T10"> Go — это язык со статической и строгой типизацией;</text:span></text:p>
                <text:p text:style-name="P14"><text:span text:style-name="T10"/></text:p>
                <text:p text:style-name="P20"><text:span text:style-name="T11">—</text:span><text:span text:style-name="T10"> компилятор очень строгий;</text:span></text:p>
                <text:p text:style-name="P20"><text:span text:style-name="T10"/></text:p>
                <text:p text:style-name="P14"><text:span text:style-name="T11">—</text:span><text:span text:style-name="T10"> программа не скомпилируется, если есть неиспользуемые переменные или импортированные пакеты;</text:span></text:p>
                <text:p text:style-name="P14"><text:span text:style-name="T10"/></text:p>
                <text:p text:style-name="P20"><text:span text:style-name="T11">—</text:span><text:span text:style-name="T10"> минимум «синтаксического сахара», практически всё надо объявлять явно;</text:span></text:p>
                <text:p text:style-name="P20"><text:span text:style-name="T10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2" draw:layer="layout" svg:width="5.555cm" svg:height="6.349cm" svg:x="0.188cm" svg:y="9.252cm">
          <draw:image xlink:href="Pictures/10000000000000D2000000F0C26C8A6F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5" draw:layer="layout" svg:width="25.998cm" svg:height="6.52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1">Разные программисты пишут в собственных разных стилях (появляются «диалекты языка»).</text:span></text:p>
              </table:table-cell>
              <table:table-cell table:style-name="ce2">
                <text:p text:style-name="P14"><text:span text:style-name="T11"/></text:p>
                <text:p text:style-name="P14"><text:span text:style-name="T11">—</text:span><text:span text:style-name="T10"> программа </text:span><text:span text:style-name="T22">go fmt</text:span><text:span text:style-name="T10"> форматирует исходники одинаковым для всех способом, приводит к единому виду;</text:span></text:p>
                <text:p text:style-name="P14"><text:span text:style-name="T11"/></text:p>
                <text:p text:style-name="P14"><text:span text:style-name="T11">—</text:span><text:span text:style-name="T10"> строгий минималистичный синтаксис принуждает записывать алгоритмы единообразными конструкциями </text:span><text:span text:style-name="T23">(никакого </text:span><text:span text:style-name="T24">TIMTOWTDI</text:span><text:span text:style-name="T23">)</text:span><text:span text:style-name="T10">;</text:span></text:p>
                <text:p text:style-name="P14"><text:span text:style-name="T11"/></text:p>
                <text:p text:style-name="P14"><text:span text:style-name="T11">—</text:span><text:span text:style-name="T10"> исходники в единственной кодировке UTF-8;</text:span></text:p>
                <text:p text:style-name="P14"><text:span text:style-name="T10"/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" draw:text-style-name="P2" draw:layer="layout" svg:width="4.63cm" svg:height="6cm" svg:x="0.1cm" svg:y="9.64cm">
          <draw:image xlink:href="Pictures/10000000000000E70000012B8A68D34A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5" draw:layer="layout" svg:width="25.998cm" svg:height="8.978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5">Существующие </text:span><text:span text:style-name="T21">программы должны изменяться <text:s/>новыми разработчиками.</text:span></text:p>
              </table:table-cell>
              <table:table-cell table:style-name="ce3">
                <text:p text:style-name="P21"><text:span text:style-name="T11"/></text:p>
                <text:p text:style-name="P21"><text:span text:style-name="T11">—</text:span><text:span text:style-name="T10"> ясный простой синтаксис способствует читабельности и хорошему пониманию программ*;</text:span></text:p>
                <text:p text:style-name="P21"><text:span text:style-name="T11"/></text:p>
                <text:p text:style-name="P21"><text:span text:style-name="T11">—</text:span><text:span text:style-name="T10"> правила видимости имён простые и понятные;</text:span></text:p>
                <text:p text:style-name="P21"><text:span text:style-name="T10"/></text:p>
                <text:p text:style-name="P22"><text:span text:style-name="T11">—</text:span><text:span text:style-name="T10"> все имена полностью определяются идентификаторами пакетов;</text:span></text:p>
                <text:p text:style-name="P22"><text:span text:style-name="T10"/></text:p>
                <text:p text:style-name="P21"><text:span text:style-name="T11">—</text:span><text:span text:style-name="T10"> синтаксис языка неизменен от версии к версии;</text:span></text:p>
                <text:p text:style-name="P21"><text:span text:style-name="T10"/></text:p>
                <text:p text:style-name="P22"><text:span text:style-name="T11">—</text:span><text:span text:style-name="T10"> спецификация языка совместима с предыдущими и последующими версиями </text:span><text:span text:style-name="T23">(Go Compatibility Promise)</text:span><text:span text:style-name="T10">;</text:span></text:p>
                <text:p text:style-name="P21"><text:span text:style-name="T10"/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6" draw:text-style-name="P23" draw:layer="layout" svg:width="16.5cm" svg:height="1.5cm" svg:x="10.5cm" svg:y="12.3cm">
          <draw:text-box>
            <text:p text:style-name="P14"><text:span text:style-name="T10">* «Readable means reliable» -- Rob Pike.</text:span></text:p>
          </draw:text-box>
        </draw:frame>
        <draw:frame draw:style-name="gr13" draw:text-style-name="P2" draw:layer="layout" svg:width="5.76cm" svg:height="6cm" svg:x="0.1cm" svg:y="9.6cm">
          <draw:image xlink:href="Pictures/10000000000001210000012DCF9D7BB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5" draw:layer="layout" svg:width="25.998cm" svg:height="10.859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1">Программы должны постоянно развиваться (по мере изменения требований).</text:span></text:p>
              </table:table-cell>
              <table:table-cell table:style-name="ce2">
                <text:p text:style-name="P20"><text:span text:style-name="T11"/></text:p>
                <text:p text:style-name="P20"><text:span text:style-name="T11">—</text:span><text:span text:style-name="T10"> нет необходимости зависеть от жёсткой иерархии классов;</text:span></text:p>
                <text:p text:style-name="P20"><text:span text:style-name="T10"/></text:p>
                <text:p text:style-name="P14"><text:span text:style-name="T11">—</text:span><text:span text:style-name="T10"> композиция вместо наследования позволяет программным компонентам эволюционировать независимо друг от друга;</text:span></text:p>
                <text:p text:style-name="P14"><text:span text:style-name="T11"/></text:p>
                <text:p text:style-name="P14"><text:span text:style-name="T11">—</text:span><text:span text:style-name="T10"> интерфейсы позволяют прикреплять новые компоненты к уже существующим, а также легко применять действия от старых компонентов в новых;</text:span></text:p>
                <text:p text:style-name="P20"><text:span text:style-name="T10"/></text:p>
                <text:p text:style-name="P14"><text:span text:style-name="T11">—</text:span><text:span text:style-name="T10"> функции — это полноценные типы данных, применение которых даёт гибкость при взаимодействии компонентов </text:span><text:span text:style-name="T23">(делаем с действиями, что пожелаем)</text:span><text:span text:style-name="T10">;</text:span></text:p>
                <text:p text:style-name="P14"><text:span text:style-name="T10"/></text:p>
                <text:p text:style-name="P20"><text:span text:style-name="T11">—</text:span><text:span text:style-name="T10"> очень богатая стандартная библиотека упрощает добавление новой функциональности;</text:span></text:p>
                <text:p text:style-name="P20"><text:span text:style-name="T10"/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3" draw:text-style-name="P2" draw:layer="layout" svg:width="4.71cm" svg:height="6cm" svg:x="0cm" svg:y="9.5cm">
          <draw:image xlink:href="Pictures/1000000000000370000004603F027B30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5" draw:layer="layout" svg:width="25.998cm" svg:height="9.755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1">Программы должны эволюционировать в течение долгого времени.</text:span></text:p>
              </table:table-cell>
              <table:table-cell table:style-name="ce3">
                <text:p text:style-name="P22"><text:span text:style-name="T11"/></text:p>
                <text:p text:style-name="P22"><text:span text:style-name="T11">—</text:span><text:span text:style-name="T10"> синтаксис совместим с предыдущими и последующими версиями языка;</text:span></text:p>
                <text:p text:style-name="P22"><text:span text:style-name="T10"/></text:p>
                <text:p text:style-name="P22"><text:span text:style-name="T11">—</text:span><text:span text:style-name="T10"> система управления модулями </text:span><text:span text:style-name="T23">(</text:span><text:span text:style-name="T26">go mod</text:span><text:span text:style-name="T23">) </text:span><text:span text:style-name="T10">позволяет обновлять их до новых версий и использовать разные версии параллельно;</text:span></text:p>
                <text:p text:style-name="P21"><text:span text:style-name="T11"/></text:p>
                <text:p text:style-name="P22"><text:span text:style-name="T11">—</text:span><text:span text:style-name="T10"> есть инструменты для обнаружения ошибок и уязвимостей в модулях для их обновления </text:span><text:span text:style-name="T23">(</text:span><text:span text:style-name="T26">go vet | fix</text:span><text:span text:style-name="T23">)</text:span><text:span text:style-name="T10">;</text:span></text:p>
                <text:p text:style-name="P22"><text:span text:style-name="T10"/></text:p>
                <text:p text:style-name="P22"><text:span text:style-name="T11">—</text:span><text:span text:style-name="T10"> обновления внешних системных и сторонних модулей делаются легко <text:s/></text:span><text:span text:style-name="T23">(</text:span><text:span text:style-name="T26">go get</text:span><text:span text:style-name="T23">)</text:span><text:span text:style-name="T10">;</text:span></text:p>
                <text:p text:style-name="P21"><text:span text:style-name="T10"/></text:p>
                <text:p text:style-name="P21"><text:span text:style-name="T10"/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3" draw:text-style-name="P2" draw:layer="layout" svg:width="3.93cm" svg:height="5cm" svg:x="0.5cm" svg:y="10.5cm">
          <draw:image xlink:href="Pictures/100000010000024E000002EE87733C50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5" draw:layer="layout" svg:width="25.998cm" svg:height="10.332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1">Программы должны модифицироваться многими разработчиками (часто одновременно).</text:span></text:p>
              </table:table-cell>
              <table:table-cell table:style-name="ce3">
                <text:p text:style-name="P22"><text:span text:style-name="T11"/></text:p>
                <text:p text:style-name="P22"><text:span text:style-name="T11">—</text:span><text:span text:style-name="T10"> исходные тексты свободно располагаются в разных файлах и каталогах проекта и легко объединяются через </text:span><text:span text:style-name="T22">go.mod</text:span><text:span text:style-name="T10">;</text:span></text:p>
                <text:p text:style-name="P22"><text:span text:style-name="T10"/></text:p>
                <text:p text:style-name="P21"><text:span text:style-name="T11">—</text:span><text:span text:style-name="T10"> один модуль состоит из множества пакетов в разных каталогах, которые могут независимо изменяться разными людьми;</text:span></text:p>
                <text:p text:style-name="P21"><text:span text:style-name="T10"/></text:p>
                <text:p text:style-name="P22"><text:span text:style-name="T11">—</text:span><text:span text:style-name="T10"> программный код одного пакета можно располагать в одном или в разных файлах в каталоге </text:span><text:span text:style-name="T23">(не изменять, а добавлять)</text:span><text:span text:style-name="T10">;</text:span></text:p>
                <text:p text:style-name="P21"><text:span text:style-name="T11"/></text:p>
                <text:p text:style-name="P21"><text:span text:style-name="T11">—</text:span><text:span text:style-name="T10"> унифицированное представление исходников (с помощью </text:span><text:span text:style-name="T22">go fmt</text:span><text:span text:style-name="T10">) упрощает выявление изменений в репозитарии;</text:span></text:p>
                <text:p text:style-name="P21"><text:span text:style-name="T10"/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3" draw:text-style-name="P2" draw:layer="layout" svg:width="10.051cm" svg:height="4.152cm" svg:x="0.149cm" svg:y="11.4cm">
          <draw:image xlink:href="Pictures/100000010000017C0000009DA493F3D7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5" draw:layer="layout" svg:width="25.998cm" svg:height="10.232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1">Серверные программы имеют большой размер.</text:span></text:p>
              </table:table-cell>
              <table:table-cell table:style-name="ce3">
                <text:p text:style-name="P22"><text:span text:style-name="T11"/></text:p>
                <text:p text:style-name="P22"><text:span text:style-name="T11">—</text:span><text:span text:style-name="T10"> система импортирования пакетов минимизирует включения при компоновке программ;</text:span></text:p>
                <text:p text:style-name="P22"><text:span text:style-name="T10"/></text:p>
                <text:p text:style-name="P21"><text:span text:style-name="T11">—</text:span><text:span text:style-name="T10"> эффективный компилятор очень быстро обрабатывает большую кодовую базу;</text:span></text:p>
                <text:p text:style-name="P21"><text:span text:style-name="T11"/></text:p>
                <text:p text:style-name="P22"><text:span text:style-name="T11">—</text:span><text:span text:style-name="T10"> сборка в исполняемый файл тоже реализована эффективно;</text:span></text:p>
                <text:p text:style-name="P22"><text:span text:style-name="T10"/></text:p>
                <text:p text:style-name="P21"><text:span text:style-name="T11">—</text:span><text:span text:style-name="T10"> есть возможность динамически подключать общие библиотеки;</text:span></text:p>
                <text:p text:style-name="P21"><text:span text:style-name="T10"/></text:p>
                <text:p text:style-name="P21"><text:span text:style-name="T11">—</text:span><text:span text:style-name="T10"> распределённая система модулей с идентификацией по URL упрощает автоматизацию и масштабирование;</text:span></text:p>
                <text:p text:style-name="P21"><text:span text:style-name="T10"/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3" draw:text-style-name="P2" draw:layer="layout" svg:width="5.44cm" svg:height="6cm" svg:x="0cm" svg:y="9.75cm">
          <draw:image xlink:href="Pictures/100000000000019E000001C9707FC083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5" draw:layer="layout" svg:width="25.998cm" svg:height="7.724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1">Серверные программы должны эффективно использовать аппаратные ресурсы.</text:span></text:p>
              </table:table-cell>
              <table:table-cell table:style-name="ce3">
                <text:p text:style-name="P22"><text:span text:style-name="T11"/></text:p>
                <text:p text:style-name="P22"><text:span text:style-name="T11">—</text:span><text:span text:style-name="T10"> начиная с 1-й версии одновременность (concurrency) реализована как встроенный в язык механизм* (эффективно использующий ядра ЦП), поэтому её легко использовать понятным образом;</text:span></text:p>
                <text:p text:style-name="P22"><text:span text:style-name="T10"/></text:p>
                <text:p text:style-name="P21"><text:span text:style-name="T11">—</text:span><text:span text:style-name="T10"> сборщик мусора (GC) эффективно управляет распределением и освобождением оперативной памяти;</text:span></text:p>
                <text:p text:style-name="P21"><text:span text:style-name="T11"/></text:p>
                <text:p text:style-name="P21"><text:span text:style-name="T11">—</text:span><text:span text:style-name="T10"> исходники компилируются в быстро исполняемые двоичные программы (без зависимостей);</text:span></text:p>
                <text:p text:style-name="P21"><text:span text:style-name="T10"/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7" draw:text-style-name="P23" draw:layer="layout" svg:width="16.5cm" svg:height="1.555cm" svg:x="10.5cm" svg:y="11cm">
          <draw:text-box>
            <text:p text:style-name="P14"><text:span text:style-name="T10">* конструкции языка (</text:span><text:span text:style-name="T26">go, select, chan</text:span><text:span text:style-name="T10">), </text:span></text:p>
            <text:p text:style-name="P14"><text:span text:style-name="T10">а не библиотечные функции.</text:span></text:p>
          </draw:text-box>
        </draw:frame>
        <draw:frame draw:style-name="gr13" draw:text-style-name="P2" draw:layer="layout" svg:width="8.19cm" svg:height="6cm" svg:x="0cm" svg:y="9.75cm">
          <draw:image xlink:href="Pictures/1000000000000295000001E44042942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5" draw:layer="layout" svg:width="25.998cm" svg:height="10.282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1">Программы должны иметь возможность выполняться на разных аппаратных платформах под разными ОС.</text:span></text:p>
              </table:table-cell>
              <table:table-cell table:style-name="ce3">
                <text:p text:style-name="P22"><text:span text:style-name="T11"/></text:p>
                <text:p text:style-name="P22"><text:span text:style-name="T11">—</text:span><text:span text:style-name="T10"> очень легко выполнить компиляцию исходной программы на новую архитектуру и ОС </text:span><text:span text:style-name="T23">(для настройки задаются 2 переменные окружения: </text:span><text:span text:style-name="T26">GOARCH</text:span><text:span text:style-name="T23"> и </text:span><text:span text:style-name="T26">GOOS</text:span><text:span text:style-name="T23">)</text:span><text:span text:style-name="T10">;</text:span></text:p>
                <text:p text:style-name="P22"><text:span text:style-name="T10"/></text:p>
                <text:p text:style-name="P22"><text:span text:style-name="T11">—</text:span><text:span text:style-name="T10"> поддерживаются все основные ОС и платформы «железа»;</text:span></text:p>
                <text:p text:style-name="P21"><text:span text:style-name="T11"/></text:p>
                <text:p text:style-name="P21"><text:span text:style-name="T11">—</text:span><text:span text:style-name="T10"> есть инструмент для разработки программ, которые будут выполняться на «голом железе» </text:span><text:span text:style-name="T23">(bare metal)</text:span><text:span text:style-name="T10">;</text:span></text:p>
                <text:p text:style-name="P21"><text:span text:style-name="T10"/></text:p>
                <text:p text:style-name="P21"><text:span text:style-name="T11">—</text:span><text:span text:style-name="T10"> есть TinyGo для разработки встроенных систем;</text:span></text:p>
                <text:p text:style-name="P21"><text:span text:style-name="T10"/></text:p>
                <text:p text:style-name="P21"><text:span text:style-name="T11">—</text:span><text:span text:style-name="T10"> можно компилировать в JavaScript или WASM для выполнения программ в браузерах;</text:span></text:p>
                <text:p text:style-name="P22"><text:span text:style-name="T10"/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3" draw:text-style-name="P2" draw:layer="layout" svg:width="6.47cm" svg:height="6cm" svg:x="0.03cm" svg:y="9.75cm">
          <draw:image xlink:href="Pictures/1000000000000113000000FF6996A831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5" draw:layer="layout" svg:width="25.998cm" svg:height="10.859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1">Программы должны тщательно проверяться в ходе разработки.</text:span></text:p>
              </table:table-cell>
              <table:table-cell table:style-name="ce3">
                <text:p text:style-name="P22"><text:span text:style-name="T11"/></text:p>
                <text:p text:style-name="P22"><text:span text:style-name="T11">—</text:span><text:span text:style-name="T10"> в системе программирования Go поставляются стандартные средства тестирования (включая измерение покрытия тестами);</text:span></text:p>
                <text:p text:style-name="P22"><text:span text:style-name="T10"/></text:p>
                <text:p text:style-name="P21"><text:span text:style-name="T11">—</text:span><text:span text:style-name="T10"> тестовые программы располагаются рядом с исходниками (но не включаются в исполняемую программу);</text:span></text:p>
                <text:p text:style-name="P21"><text:span text:style-name="T11"/></text:p>
                <text:p text:style-name="P21"><text:span text:style-name="T11">—</text:span><text:span text:style-name="T10"> средства профилирования также стандартные;</text:span></text:p>
                <text:p text:style-name="P21"><text:span text:style-name="T10"/></text:p>
                <text:p text:style-name="P22"><text:span text:style-name="T11">—</text:span><text:span text:style-name="T10"> ещё больше средств тестирования разработано сообществом разработчиков Go;</text:span></text:p>
                <text:p text:style-name="P22"><text:span text:style-name="T10"/></text:p>
                <text:p text:style-name="P22"><text:span text:style-name="T11">—</text:span><text:span text:style-name="T10"> все средства тестирования, отладки, телеметрии можно удобно объединять в конвейеры для автоматизации разработки;</text:span></text:p>
                <text:p text:style-name="P22"><text:span text:style-name="T10"/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3" draw:text-style-name="P2" draw:layer="layout" svg:width="5.31cm" svg:height="5cm" svg:x="0.187cm" svg:y="10.5cm">
          <draw:image xlink:href="Pictures/10000001000001F5000001D881286615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5" draw:layer="layout" svg:width="25.998cm" svg:height="10.959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1">Разработка программ должна быть автоматизирована.</text:span></text:p>
              </table:table-cell>
              <table:table-cell table:style-name="ce3">
                <text:p text:style-name="P22"><text:span text:style-name="T11"/></text:p>
                <text:p text:style-name="P22"><text:span text:style-name="T11">—</text:span><text:span text:style-name="T10"> в распоряжении разработчика — богатый набор стандартных инструментов </text:span><text:span text:style-name="T23">(</text:span><text:span text:style-name="T26">go build | bug | doc | fix | fmt | generate | get | mod | test | tool | vet</text:span><text:span text:style-name="T23"> ...)</text:span><text:span text:style-name="T10">;</text:span></text:p>
                <text:p text:style-name="P22"><text:span text:style-name="T10"/></text:p>
                <text:p text:style-name="P22"><text:span text:style-name="T11">—</text:span><text:span text:style-name="T10"> есть доступный способ улучшать и добавлять инструменты разработчика;</text:span></text:p>
                <text:p text:style-name="P21"><text:span text:style-name="T11"/></text:p>
                <text:p text:style-name="P21"><text:span text:style-name="T11">—</text:span><text:span text:style-name="T10"> сообщество Go расширяет набор средств для автоматизации разработки;</text:span></text:p>
                <text:p text:style-name="P21"><text:span text:style-name="T10"/></text:p>
                <text:p text:style-name="P21"><text:span text:style-name="T11">—</text:span><text:span text:style-name="T10"> синтаксис языка предусматривает простоту создания инструментария;</text:span></text:p>
                <text:p text:style-name="P21"><text:span text:style-name="T10"/></text:p>
                <text:p text:style-name="P21"><text:span text:style-name="T11">—</text:span><text:span text:style-name="T10"> у системы программирования Go открытые исходники;</text:span></text:p>
                <text:p text:style-name="P21"><text:span text:style-name="T10"/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13" draw:text-style-name="P2" draw:layer="layout" svg:width="4.18cm" svg:height="5cm" svg:x="0.1cm" svg:y="10.65cm">
          <draw:image xlink:href="Pictures/1000000000000149000001890D128B8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5" draw:layer="layout" svg:width="25.998cm" svg:height="2.081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1">Вирт о языках</text:span></text:p>
                <text:p text:style-name="P19"><text:span text:style-name="T21">SOLID</text:span></text:p>
              </table:table-cell>
              <table:table-cell table:style-name="ce3">
                <text:p text:style-name="P22"><text:span text:style-name="T11"/></text:p>
                <text:p text:style-name="P22"><text:span text:style-name="T11">—</text:span><text:span text:style-name="T10"> в </text:span></text:p>
                <text:p text:style-name="P21"><text:span text:style-name="T10"/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27T14:23:37.621561142</meta:creation-date>
    <dc:date>2025-11-18T16:37:21.193701067</dc:date>
    <meta:editing-duration>P12DT2H36M47S</meta:editing-duration>
    <meta:editing-cycles>1861</meta:editing-cycles>
    <meta:generator>LibreOffice/25.2.3.2$Linux_X86_64 LibreOffice_project/520$Build-2</meta:generator>
    <meta:print-date>2025-11-18T11:57:00.105340413</meta:print-date>
    <meta:printed-by>PDF files</meta:printed-by>
    <meta:document-statistic meta:object-count="160"/>
  </office:meta>
</office:document-meta>
</file>